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color="#158466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12" office:value-type="string" calcext:value-type="string">
            <text:p>ARTIGO</text:p>
          </table:table-cell>
          <table:table-cell table:style-name="ce12" office:value-type="string" calcext:value-type="string">
            <text:p>MAQUINA</text:p>
          </table:table-cell>
          <table:table-cell table:style-name="ce12" office:value-type="string" calcext:value-type="string">
            <text:p>PESO</text:p>
          </table:table-cell>
          <table:table-cell table:style-name="ce12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7" calcext:value-type="float">
            <text:p>827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table:formula="of:=[.D572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5" calcext:value-type="float">
            <text:p>825</text:p>
          </table:table-cell>
          <table:table-cell table:style-name="ce15" office:value-type="float" office:value="13.6" calcext:value-type="float">
            <text:p>13,6</text:p>
          </table:table-cell>
          <table:table-cell table:style-name="ce15" table:formula="of:=[.D573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19" calcext:value-type="float">
            <text:p>819</text:p>
          </table:table-cell>
          <table:table-cell table:style-name="ce15" office:value-type="float" office:value="16.6" calcext:value-type="float">
            <text:p>16,6</text:p>
          </table:table-cell>
          <table:table-cell table:style-name="ce16" table:formula="of:=[.D574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575]*[Planilha2.C$12]" office:value-type="float" office:value="1098.8" calcext:value-type="float">
            <text:p>1098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576]*[Planilha2.C$12]" office:value-type="float" office:value="1165.8" calcext:value-type="float">
            <text:p>1165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577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1" calcext:value-type="float">
            <text:p>26,1</text:p>
          </table:table-cell>
          <table:table-cell table:formula="of:=[.D578]*[Planilha2.C$12]" office:value-type="float" office:value="3497.4" calcext:value-type="float">
            <text:p>3497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7.4" calcext:value-type="float">
            <text:p>17,4</text:p>
          </table:table-cell>
          <table:table-cell table:formula="of:=[.D579]*[Planilha2.C$12]" office:value-type="float" office:value="2331.6" calcext:value-type="float">
            <text:p>2331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2" calcext:value-type="float">
            <text:p>14,2</text:p>
          </table:table-cell>
          <table:table-cell table:formula="of:=[.D580]*[Planilha2.C$7]" office:value-type="float" office:value="3038.8" calcext:value-type="float">
            <text:p>3038,8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2" calcext:value-type="float">
            <text:p>4,2</text:p>
          </table:table-cell>
          <table:table-cell table:formula="of:=[.D581]*[Planilha2.C$13]" office:value-type="float" office:value="638.4" calcext:value-type="float">
            <text:p>638,4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4" calcext:value-type="float">
            <text:p>12,4</text:p>
          </table:table-cell>
          <table:table-cell table:formula="of:=[.D582]*[Planilha2.C$7]" office:value-type="float" office:value="2653.6" calcext:value-type="float">
            <text:p>2653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4.8" calcext:value-type="float">
            <text:p>14,8</text:p>
          </table:table-cell>
          <table:table-cell table:formula="of:=[.D583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4" calcext:value-type="date">
            <text:p>24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10.6" calcext:value-type="float">
            <text:p>10,6</text:p>
          </table:table-cell>
          <table:table-cell table:style-name="ce16" table:formula="of:=[.D584]*[Planilha2.C$14]" office:value-type="float" office:value="1219" calcext:value-type="float">
            <text:p>1219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style-name="ce21" table:formula="of:=[.D585]*[Planilha2.C$14]" office:value-type="float" office:value="2760" calcext:value-type="float">
            <text:p>2760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.8" calcext:value-type="float">
            <text:p>28,8</text:p>
          </table:table-cell>
          <table:table-cell table:style-name="ce21" table:formula="of:=[.D586]*[Planilha2.C$14]" office:value-type="float" office:value="3312" calcext:value-type="float">
            <text:p>3312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" calcext:value-type="float">
            <text:p>9</text:p>
          </table:table-cell>
          <table:table-cell table:formula="of:=[.D587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588]*[Planilha2.C$12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table:formula="of:=[.D589]*[Planilha2.C$19]" office:value-type="float" office:value="2341.08" calcext:value-type="float">
            <text:p>2341,08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table:formula="of:=[.D590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2.2" calcext:value-type="float">
            <text:p>22,2</text:p>
          </table:table-cell>
          <table:table-cell table:style-name="ce21" table:formula="of:=[.D591]*[Planilha2.C$14]" office:value-type="float" office:value="2553" calcext:value-type="float">
            <text:p>2553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table:formula="of:=[.D592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21" calcext:value-type="float">
            <text:p>21</text:p>
          </table:table-cell>
          <table:table-cell table:formula="of:=[.D593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5.2" calcext:value-type="float">
            <text:p>25,2</text:p>
          </table:table-cell>
          <table:table-cell table:formula="of:=[.D594]*[Planilha2.C$12]" office:value-type="float" office:value="3376.8" calcext:value-type="float">
            <text:p>3376,8</text:p>
          </table:table-cell>
          <table:table-cell table:number-columns-repeated="16379"/>
        </table:table-row>
        <table:table-row table:style-name="ro1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table:formula="of:=[.D595]*[Planilha2.C$17]" office:value-type="float" office:value="3050.4" calcext:value-type="float">
            <text:p>3050,4</text:p>
          </table:table-cell>
          <table:table-cell table:number-columns-repeated="16379"/>
        </table:table-row>
        <table:table-row table:style-name="ro1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6" calcext:value-type="float">
            <text:p>11,6</text:p>
          </table:table-cell>
          <table:table-cell table:formula="of:=[.D596]*[Planilha2.C$7]" office:value-type="float" office:value="2482.4" calcext:value-type="float">
            <text:p>2482,4</text:p>
          </table:table-cell>
          <table:table-cell table:number-columns-repeated="16379"/>
        </table:table-row>
        <table:table-row table:style-name="ro1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8.6" calcext:value-type="float">
            <text:p>18,6</text:p>
          </table:table-cell>
          <table:table-cell table:style-name="ce21" table:formula="of:=[.D597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LISTRAS</text:p>
          </table:table-cell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" calcext:value-type="float">
            <text:p>20</text:p>
          </table:table-cell>
          <table:table-cell table:formula="of:=[.D599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600]*[Planilha2.C$12]" office:value-type="float" office:value="1675" calcext:value-type="float">
            <text:p>1675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601]*[Planilha2.C$12]" office:value-type="float" office:value="1701.8" calcext:value-type="float">
            <text:p>1701,8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602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table:formula="of:=[.D603]*[Planilha2.C$18]" office:value-type="float" office:value="708.08" calcext:value-type="float">
            <text:p>708,08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604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4.3" calcext:value-type="float">
            <text:p>14,3</text:p>
          </table:table-cell>
          <table:table-cell table:formula="of:=[.D605]*[Planilha2.C$12]" office:value-type="float" office:value="1916.2" calcext:value-type="float">
            <text:p>1916,2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6.4" calcext:value-type="float">
            <text:p>16,4</text:p>
          </table:table-cell>
          <table:table-cell table:formula="of:=[.D606]*[Planilha2.C$17]" office:value-type="float" office:value="3126.66" calcext:value-type="float">
            <text:p>3126,66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.6" calcext:value-type="float">
            <text:p>28,6</text:p>
          </table:table-cell>
          <table:table-cell table:style-name="ce21" table:formula="of:=[.D607]*[Planilha2.C$14]" office:value-type="float" office:value="3289" calcext:value-type="float">
            <text:p>3289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5" calcext:value-type="float">
            <text:p>9,5</text:p>
          </table:table-cell>
          <table:table-cell table:formula="of:=[.D608]*[Planilha2.C$7]" office:value-type="float" office:value="2033" calcext:value-type="float">
            <text:p>2033</text:p>
          </table:table-cell>
          <table:table-cell table:number-columns-repeated="16379"/>
        </table:table-row>
        <table:table-row table:style-name="ro1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.8" calcext:value-type="float">
            <text:p>10,8</text:p>
          </table:table-cell>
          <table:table-cell table:formula="of:=[.D609]*[Planilha2.C$19]" office:value-type="float" office:value="3611.952" calcext:value-type="float">
            <text:p>3611,952</text:p>
          </table:table-cell>
          <table:table-cell table:number-columns-repeated="16379"/>
        </table:table-row>
        <table:table-row table:style-name="ro1" table:number-rows-repeated="10479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6" table:default-cell-style-name="ce38"/>
        <table:table-column table:style-name="co9" table:default-cell-style-name="ce38"/>
        <table:table-column table:style-name="co10" table:number-columns-repeated="16379" table:default-cell-style-name="ce38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ARTIGO</text:p>
          </table:table-cell>
          <table:table-cell table:style-name="ce40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ÓS18</text:p>
          </table:table-cell>
          <table:table-cell table:style-name="ce40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ARCEL 40</text:p>
          </table:table-cell>
          <table:table-cell table:style-name="ce40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ELLES 15</text:p>
          </table:table-cell>
          <table:table-cell table:style-name="ce40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MONE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BELLES 24</text:p>
          </table:table-cell>
          <table:table-cell table:style-name="ce40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ALI 16</text:p>
          </table:table-cell>
          <table:table-cell table:style-name="ce40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41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0" office:value-type="string" calcext:value-type="string">
            <text:p>MURITI 10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URITI 14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0</text:p>
          </table:table-cell>
          <table:table-cell table:style-name="ce40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3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STILED 18</text:p>
          </table:table-cell>
          <table:table-cell table:style-name="ce40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CETIM</text:p>
          </table:table-cell>
          <table:table-cell table:style-name="ce40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TIRA CANAL</text:p>
          </table:table-cell>
          <table:table-cell table:style-name="ce40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RIPE</text:p>
          </table:table-cell>
          <table:table-cell table:style-name="ce40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08 LYCRA</text:p>
          </table:table-cell>
          <table:table-cell table:style-name="ce40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06 LYCRA</text:p>
          </table:table-cell>
          <table:table-cell table:style-name="ce40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float" office:value="1653" calcext:value-type="float">
            <text:p>1653</text:p>
          </table:table-cell>
          <table:table-cell table:style-name="ce40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TURIN</text:p>
          </table:table-cell>
          <table:table-cell table:style-name="ce40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HEYNNET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NEW CONFORT</text:p>
          </table:table-cell>
          <table:table-cell table:style-name="ce40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LISTRAS</text:p>
          </table:table-cell>
          <table:table-cell table:style-name="ce40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7" table:default-cell-style-name="ce38"/>
        <table:table-column table:style-name="co10" table:number-columns-repeated="16373" table:default-cell-style-name="ce38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77" office:value-type="currency" office:currency="BRL" office:value="638.58" calcext:value-type="currency">
            <text:p>R$ 638,58</text:p>
          </table:table-cell>
          <table:table-cell table:style-name="ce79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18:53.1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30T14:29:13.195000000</dc:date>
    <meta:editing-cycles>140</meta:editing-cycles>
    <meta:editing-duration>P4DT6H15M34S</meta:editing-duration>
    <meta:document-statistic meta:table-count="3" meta:cell-count="3185" meta:object-count="0"/>
  </office:meta>
</office:document-meta>
</file>